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Heading">
      <style:paragraph-properties fo:text-align="center" style:justify-single-word="false"/>
      <style:text-properties fo:font-size="32pt" style:font-size-asian="32pt" style:font-size-complex="32pt"/>
    </style:style>
    <style:style style:name="P5" style:family="paragraph" style:parent-style-name="Heading">
      <style:paragraph-properties fo:break-before="page"/>
    </style:style>
    <style:style style:name="T1" style:family="text">
      <style:text-properties style:font-name="Arial" style:font-name-asian="Arial Unicode MS" style:font-name-complex="Mangal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BUSINESS PLAN</text:p>
      <text:p text:style-name="P2"/>
      <text:p text:style-name="P3">SOFTWARE </text:p>
      <text:p text:style-name="P3"/>
      <text:p text:style-name="P3">J2WEB – IMMOBILIARE</text:p>
      <text:p text:style-name="P3"/>
      <text:p text:style-name="P1">Per la creazione e l'inserimento automatico di annunci immobiliari in tutti i portali immobiliari desiderati</text:p>
      <text:p text:style-name="P1"/>
      <text:p text:style-name="P1"/>
      <text:p text:style-name="P1"/>
      <text:p text:style-name="P1">Ver. 1.0 – 20 Gennaio 20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MARCO PAVAN</text:p>
      <text:p text:style-name="Text_20_body">via Tagliamento 10, 33100 UDINE</text:p>
      <text:p text:style-name="Text_20_body">via Mazzini 116, 40138 BOLOGNA</text:p>
      <text:p text:style-name="Text_20_body">Cell - 329 5698985</text:p>
      <text:p text:style-name="Text_20_body">Email - marcopavan.mp@gmail.com</text:p>
      <text:p text:style-name="P5">CAPITOLO 1 – La missione e l'idea imprenditoriale</text:p>
      <text:h text:style-name="Heading_20_2" text:outline-level="2">1.1 – La mission</text:h>
      <text:h text:style-name="Heading_20_3" text:outline-level="3">Definizione della missione aziendale (obiettivi previsti)</text:h>
      <text:h text:style-name="Heading_20_2" text:outline-level="2">1.2 – L'idea imprenditoriale</text:h>
      <text:h text:style-name="Heading_20_3" text:outline-level="3">Descrizione dell'idea</text:h>
      <text:h text:style-name="Heading_20_3" text:outline-level="3">Genesi dell'idea</text:h>
      <text:h text:style-name="Heading_20_3" text:outline-level="3">Stato di avanzamento del progetto</text:h>
      <text:h text:style-name="Heading_20_3" text:outline-level="3">Motivazioni all'imprenditorialità</text:h>
      <text:h text:style-name="Heading_20_3" text:outline-level="3">Caratteri distintivi ed eventuali elementi di innovazione</text:h>
      <text:h text:style-name="Heading_20_2" text:outline-level="2">1.3 – I promotori</text:h>
      <text:h text:style-name="Heading_20_3" text:outline-level="3">Caratteristiche professionali</text:h>
      <text:h text:style-name="Heading_20_3" text:outline-level="3">Precedenti esperienze imprenditoriali e familiari</text:h>
      <text:p text:style-name="Heading">CAPITOLO 2 – Le aree di business</text:p>
      <text:h text:style-name="Heading_20_2" text:outline-level="2">2.1 – Il prodotto</text:h>
      <text:h text:style-name="Heading_20_3" text:outline-level="3">Il prodotto: caratteristiche delle linee di prodotto</text:h>
      <text:h text:style-name="Heading_20_3" text:outline-level="3">Caratteristiche del settore ed elementi innovativi del prodotto</text:h>
      <text:h text:style-name="Heading_20_3" text:outline-level="3">Fattori critici</text:h>
      <text:h text:style-name="Heading_20_2" text:outline-level="2">2.2 – I clienti ed il mercato</text:h>
      <text:h text:style-name="Heading_20_3" text:outline-level="3">Caratteristiche dei potenziali clienti</text:h>
      <text:h text:style-name="Heading_20_3" text:outline-level="3">Identificazione del mercato</text:h>
      <text:h text:style-name="Heading_20_3" text:outline-level="3">Prospettive di sviluppo</text:h>
      <text:h text:style-name="Heading_20_3" text:outline-level="3"><text:soft-page-break/>Ricerche di mercato</text:h>
      <text:h text:style-name="Heading_20_2" text:outline-level="2">2.3 – La concorrenza</text:h>
      <text:h text:style-name="Heading_20_3" text:outline-level="3">Concorrenza diretta ed indiretta</text:h>
      <text:h text:style-name="Heading_20_3" text:outline-level="3">Punti di forza e di debolezza della concorrenza</text:h>
      <text:h text:style-name="Heading_20_3" text:outline-level="3">Barriere all'entrata</text:h>
      <text:p text:style-name="Heading">CAPITOLO 3 – La localizzazione</text:p>
      <text:h text:style-name="Heading_20_2" text:outline-level="2">3.1 – Localizzazione dell'impresa e motivazioni della scelta</text:h>
      <text:h text:style-name="Heading_20_2" text:outline-level="2">3.2 – Situazione economica del territorio</text:h>
      <text:p text:style-name="Heading">CAPITOLO 4 – Politiche promozionali</text:p>
      <text:h text:style-name="Heading_20_2" text:outline-level="2">4.1 – Obiettivi e strategie promozionali</text:h>
      <text:h text:style-name="Heading_20_2" text:outline-level="2">4.2 – Il prezzo</text:h>
      <text:h text:style-name="Heading_20_2" text:outline-level="2">4.3 – Il sistema distributivo o di erogazione del prodotto</text:h>
      <text:h text:style-name="Heading_20_2" text:outline-level="2">4.4 – Piano di comunicazione</text:h>
      <text:p text:style-name="Heading">CAPITOLO 5 – Piano operativo ed organizzazione</text:p>
      <text:h text:style-name="Heading_20_2" text:outline-level="2">5.1 – Le risorse umane</text:h>
      <text:h text:style-name="Heading_20_3" text:outline-level="3">I soci e i titolari</text:h>
      <text:h text:style-name="Heading_20_3" text:outline-level="3">Dipendenti e collaboratori</text:h>
      <text:h text:style-name="Heading_20_2" text:outline-level="2">5.2 – Le risorse tecniche immateriali</text:h>
      <text:h text:style-name="Heading_20_3" text:outline-level="3">Le competenze tecnologiche, brevetti e licenze</text:h>
      <text:h text:style-name="Heading_20_3" text:outline-level="3">Licenze, autorizzazioni e requisiti professionali</text:h>
      <text:h text:style-name="Heading_20_3" text:outline-level="3">Livello attuale di introduzione delle tecnologie necessarie</text:h>
      <text:h text:style-name="Heading_20_2" text:outline-level="2"><text:soft-page-break/>5.3 – Organizzazione delle varie aree e relative criticità</text:h>
      <text:h text:style-name="Heading_20_3" text:outline-level="3">Produzione del servizio</text:h>
      <text:h text:style-name="Heading_20_3" text:outline-level="3">Acquisti</text:h>
      <text:h text:style-name="Heading_20_3" text:outline-level="3">Commerciale</text:h>
      <text:h text:style-name="Heading_20_3" text:outline-level="3">Amministrazione, contabilità, aspetti fiscali, controllo economico-gestionale</text:h>
      <text:h text:style-name="Heading_20_3" text:outline-level="3">Ricerca e sviluppo</text:h>
      <text:h text:style-name="Heading_20_3" text:outline-level="3">Coordinamento imprenditoriale</text:h>
      <text:h text:style-name="Heading_20_2" text:outline-level="2">5.4 – Ruoli e responsabilità</text:h>
      <text:h text:style-name="Heading_20_3" text:outline-level="3">Descrizione dei rapporti strutturati tra coloro che lavorano nell'impresa</text:h>
      <text:h text:style-name="Heading_20_3" text:outline-level="3"><text:span text:style-name="T1">Organigramma</text:span></text:h>
      <text:p text:style-name="Heading">CAPITOLO 6 – La struttura giuridica</text:p>
      <text:h text:style-name="Heading_20_2" text:outline-level="2">6.1 – La forma giuridica</text:h>
      <text:h text:style-name="Heading_20_2" text:outline-level="2">6.2 – Adempimenti necessari per la costituzione</text:h>
      <text:h text:style-name="Heading_20_2" text:outline-level="2">6.3 – Iter burocratici e amministrativi</text:h>
      <text:p text:style-name="Heading">CAPITOLO 7 – Piano economico-finanziario</text:p>
      <text:h text:style-name="Heading_20_2" text:outline-level="2">7.1 – Piano degli investimenti</text:h>
      <text:h text:style-name="Heading_20_2" text:outline-level="2">7.2 – Budget delle vendite</text:h>
      <text:h text:style-name="Heading_20_2" text:outline-level="2">7.3 – Budget dei costi per prodotto</text:h>
      <text:h text:style-name="Heading_20_2" text:outline-level="2">7.4 – Calcolo del costo variabile unitario e del costo medio</text:h>
      <text:h text:style-name="Heading_20_2" text:outline-level="2">7.5 – Calcolo del Punto di pareggio</text:h>
      <text:h text:style-name="Heading_20_2" text:outline-level="2">7.6 – Calcolo del margine di contribuzione</text:h>
      <text:h text:style-name="Heading_20_2" text:outline-level="2"><text:soft-page-break/>7.7 – Conto economico revisionale</text:h>
      <text:h text:style-name="Heading_20_2" text:outline-level="2">7.8 – Piano finanziario: preventivo delle entrate e delle usci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0T15:22:32.46</meta:creation-date>
    <dc:date>2013-01-20T16:53:27.65</dc:date>
    <meta:editing-duration>PT1H30M52S</meta:editing-duration>
    <meta:editing-cycles>12</meta:editing-cycles>
    <meta:generator>OpenOffice.org/3.4$Win32 OpenOffice.org_project/340m1$Build-9590</meta:generator>
    <meta:document-statistic meta:table-count="0" meta:image-count="0" meta:object-count="0" meta:page-count="5" meta:paragraph-count="75" meta:word-count="382" meta:character-count="2593"/>
  </office:meta>
</office:document-meta>
</file>